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COMPTE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_compte</text:p>
          </table:table-cell>
          <table:table-cell table:style-name="ce5" office:value-type="string" calcext:value-type="string">
            <text:p>date_creation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olde</text:p>
          </table:table-cell>
          <table:table-cell table:style-name="ce5" office:value-type="string" calcext:value-type="string">
            <text:p>id_client</text:p>
          </table:table-cell>
          <table:table-cell table:style-name="ce5" office:value-type="string" calcext:value-type="string">
            <text:p>id_agence</text:p>
          </table:table-cell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date" office:date-value="1999-10-25" calcext:value-type="date">
            <text:p>25/10/1999</text:p>
          </table:table-cell>
          <table:table-cell table:style-name="ce5" office:value-type="float" office:value="43561258" calcext:value-type="float">
            <text:p>43561258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string" calcext:value-type="string">
            <text:p>35.9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1999-10-26" calcext:value-type="date">
            <text:p>26/10/1999</text:p>
          </table:table-cell>
          <table:table-cell table:style-name="ce5" office:value-type="float" office:value="64579418" calcext:value-type="float">
            <text:p>64579418</text:p>
          </table:table-cell>
          <table:table-cell table:style-name="ce5" office:value-type="string" calcext:value-type="string">
            <text:p>courant</text:p>
          </table:table-cell>
          <table:table-cell table:style-name="ce8" office:value-type="string" calcext:value-type="string">
            <text:p>1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date" office:date-value="1999-10-27" calcext:value-type="date">
            <text:p>27/10/1999</text:p>
          </table:table-cell>
          <table:table-cell table:style-name="ce5" office:value-type="float" office:value="44561135" calcext:value-type="float">
            <text:p>44561135</text:p>
          </table:table-cell>
          <table:table-cell table:style-name="ce5" office:value-type="string" calcext:value-type="string">
            <text:p>courant</text:p>
          </table:table-cell>
          <table:table-cell table:style-name="ce8" office:value-type="string" calcext:value-type="string">
            <text:p>1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date" office:date-value="1999-10-28" calcext:value-type="date">
            <text:p>28/10/1999</text:p>
          </table:table-cell>
          <table:table-cell table:style-name="ce5" office:value-type="float" office:value="99413244" calcext:value-type="float">
            <text:p>99413244</text:p>
          </table:table-cell>
          <table:table-cell table:style-name="ce5" office:value-type="string" calcext:value-type="string">
            <text:p>courant</text:p>
          </table:table-cell>
          <table:table-cell table:style-name="ce8" office:value-type="string" calcext:value-type="string">
            <text:p>1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date" office:date-value="2008-12-25" calcext:value-type="date">
            <text:p>25/12/2008</text:p>
          </table:table-cell>
          <table:table-cell table:style-name="ce5" office:value-type="float" office:value="12121341" calcext:value-type="float">
            <text:p>12121341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string" calcext:value-type="string">
            <text:p>-5.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date" office:date-value="2009-12-25" calcext:value-type="date">
            <text:p>25/12/2009</text:p>
          </table:table-cell>
          <table:table-cell table:style-name="ce5" office:value-type="float" office:value="10000024" calcext:value-type="float">
            <text:p>10000024</text:p>
          </table:table-cell>
          <table:table-cell table:style-name="ce5" office:value-type="string" calcext:value-type="string">
            <text:p>epargne</text:p>
          </table:table-cell>
          <table:table-cell table:style-name="ce5" office:value-type="string" calcext:value-type="string">
            <text:p>29.9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date" office:date-value="1961-01-12" calcext:value-type="date">
            <text:p>12/1/1961</text:p>
          </table:table-cell>
          <table:table-cell table:style-name="ce5" office:value-type="float" office:value="10000000" calcext:value-type="float">
            <text:p>10000000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string" calcext:value-type="string">
            <text:p>12824.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" office:value-type="date" office:date-value="1950-01-01" calcext:value-type="date">
            <text:p>01/01/1950</text:p>
          </table:table-cell>
          <table:table-cell table:style-name="ce5" office:value-type="float" office:value="42698535" calcext:value-type="float">
            <text:p>42698535</text:p>
          </table:table-cell>
          <table:table-cell table:style-name="ce5" office:value-type="string" calcext:value-type="string">
            <text:p>epargne</text:p>
          </table:table-cell>
          <table:table-cell table:style-name="ce5" office:value-type="string" calcext:value-type="string">
            <text:p>4221087.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7" office:value-type="date" office:date-value="1982-05-26" calcext:value-type="date">
            <text:p>26/05/1982</text:p>
          </table:table-cell>
          <table:table-cell table:style-name="ce5" office:value-type="float" office:value="33131545" calcext:value-type="float">
            <text:p>33131545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string" calcext:value-type="string">
            <text:p>12.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1982-05-26" calcext:value-type="date">
            <text:p>26/05/1982</text:p>
          </table:table-cell>
          <table:table-cell table:style-name="ce5" office:value-type="float" office:value="84486521" calcext:value-type="float">
            <text:p>84486521</text:p>
          </table:table-cell>
          <table:table-cell table:style-name="ce5" office:value-type="string" calcext:value-type="string">
            <text:p>epargne</text:p>
          </table:table-cell>
          <table:table-cell table:style-name="ce5" office:value-type="string" calcext:value-type="string">
            <text:p>350.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office:value-type="date" office:date-value="2003-08-30" calcext:value-type="date">
            <text:p>30/8/2003</text:p>
          </table:table-cell>
          <table:table-cell table:style-name="ce8" office:value-type="float" office:value="19995025" calcext:value-type="float">
            <text:p>19995025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string" calcext:value-type="string">
            <text:p>122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date" office:date-value="1961-01-12" calcext:value-type="date">
            <text:p>12/1/1961</text:p>
          </table:table-cell>
          <table:table-cell table:style-name="ce5" office:value-type="float" office:value="10000001" calcext:value-type="float">
            <text:p>10000001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string" calcext:value-type="string">
            <text:p>254.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office:value-type="date" office:date-value="1939-03-18" calcext:value-type="date">
            <text:p>18/3/1939</text:p>
          </table:table-cell>
          <table:table-cell table:style-name="ce8" office:value-type="float" office:value="19856476" calcext:value-type="float">
            <text:p>19856476</text:p>
          </table:table-cell>
          <table:table-cell table:style-name="ce5" office:value-type="string" calcext:value-type="string">
            <text:p>epargne</text:p>
          </table:table-cell>
          <table:table-cell table:style-name="ce5" office:value-type="string" calcext:value-type="string">
            <text:p>843267.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7" office:value-type="date" office:date-value="2016-01-01" calcext:value-type="date">
            <text:p>01/01/2016</text:p>
          </table:table-cell>
          <table:table-cell table:style-name="ce8" office:value-type="float" office:value="65214569" calcext:value-type="float">
            <text:p>65214569</text:p>
          </table:table-cell>
          <table:table-cell table:style-name="ce5" office:value-type="string" calcext:value-type="string">
            <text:p>courant</text:p>
          </table:table-cell>
          <table:table-cell table:style-name="ce5" office:value-type="string" calcext:value-type="string">
            <text:p>34256.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6:05:55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19-12-14T16:07:11.619000000</dc:date>
    <meta:editing-duration>PT1M32S</meta:editing-duration>
    <meta:editing-cycles>2</meta:editing-cycles>
    <meta:document-statistic meta:table-count="1" meta:cell-count="106" meta:object-count="0"/>
  </office:meta>
</office:document-meta>
</file>